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7900000149AB2F4838DE3BBB2A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Line_20_Style_20_9" svg:stroke-width="0.053cm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opacity="30%" draw:opacity="50%" draw:opacity-name="" draw:textarea-horizontal-align="justify" draw:textarea-vertical-align="middle" draw:auto-grow-height="false" fo:min-height="0.398cm" fo:min-width="0.5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svg:stroke-color="#009353" draw:marker-start="Symmetric_20_Arrow" draw:marker-end="Symmetric_20_Arrow" draw:fill="none" draw:textarea-vertical-align="middle"/>
    </style:style>
    <style:style style:name="gr9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3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opacity="5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747cm" svg:height="8.704cm" svg:x="1.2cm" svg:y="0.896cm">
          <draw:image xlink:href="Pictures/100000000000027900000149AB2F4838DE3BBB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3" draw:layer="layout" svg:x1="8.8cm" svg:y1="10cm" svg:x2="16.8cm" svg:y2="10cm">
          <text:p/>
        </draw:line>
        <draw:line draw:style-name="gr3" draw:text-style-name="P3" draw:layer="layout" svg:x1="10cm" svg:y1="10cm" svg:x2="10cm" svg:y2="4.6cm">
          <text:p/>
        </draw:line>
        <draw:line draw:style-name="gr4" draw:text-style-name="P3" draw:layer="layout" svg:x1="12cm" svg:y1="10cm" svg:x2="12cm" svg:y2="5.2cm">
          <text:p/>
        </draw:line>
        <draw:line draw:style-name="gr4" draw:text-style-name="P3" draw:layer="layout" svg:x1="14cm" svg:y1="10cm" svg:x2="14cm" svg:y2="5.2cm">
          <text:p/>
        </draw:line>
        <draw:line draw:style-name="gr4" draw:text-style-name="P3" draw:layer="layout" svg:x1="8.8cm" svg:y1="8cm" svg:x2="16.4cm" svg:y2="8cm">
          <text:p/>
        </draw:line>
        <draw:line draw:style-name="gr4" draw:text-style-name="P3" draw:layer="layout" svg:x1="10cm" svg:y1="10cm" svg:x2="12cm" svg:y2="8cm">
          <text:p/>
        </draw:line>
        <draw:line draw:style-name="gr5" draw:text-style-name="P4" draw:layer="layout" svg:x1="10.7cm" svg:y1="10cm" svg:x2="13.4cm" svg:y2="5.8cm">
          <text:p/>
        </draw:line>
        <draw:custom-shape draw:style-name="gr6" draw:text-style-name="P5" draw:layer="layout" svg:width="2cm" svg:height="2cm" svg:x="10cm" svg:y="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7" draw:text-style-name="P1" draw:layer="layout" svg:width="0.424cm" svg:height="0.47cm" svg:x="8.176cm" svg:y="9.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0.918cm" svg:height="0.47cm" svg:x="7.8cm" svg:y="7.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0.424cm" svg:height="0.47cm" svg:x="8.176cm" svg:y="9.7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885cm" svg:height="0.47cm" svg:x="9.515cm" svg:y="10.3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0.322cm" svg:height="0.47cm" svg:x="11.837cm" svg:y="10.3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0.82cm" svg:height="0.47cm" svg:x="13.6cm" svg:y="10.3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8" draw:text-style-name="P3" draw:layer="layout" svg:x1="10.7cm" svg:y1="10.2cm" svg:x2="12.1cm" svg:y2="10.2cm">
          <text:p/>
        </draw:line>
        <draw:frame draw:style-name="gr9" draw:text-style-name="P1" draw:layer="layout" svg:width="0.95cm" svg:height="0.47cm" svg:x="11cm" svg:y="9.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" draw:layer="layout" svg:width="2.62cm" svg:height="1.494cm" svg:x="14cm" svg:y="5.90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0" draw:text-style-name="P1" draw:layer="layout" svg:width="1cm" svg:height="0.2cm" svg:x="13.2cm" svg:y="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0.436cm" svg:height="0.47cm" svg:x="16.976cm" svg:y="9.7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" draw:layer="layout" svg:width="0.352cm" svg:height="0.47cm" svg:x="9.4cm" svg:y="4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</meta:initial-creator>
    <meta:creation-date>2018-04-02T23:40:24.729763566</meta:creation-date>
    <dc:date>2018-04-03T00:21:12.988583992</dc:date>
    <dc:creator>Jonas </dc:creator>
    <meta:editing-duration>PT30M14S</meta:editing-duration>
    <meta:editing-cycles>5</meta:editing-cycles>
    <meta:generator>LibreOffice/6.0.2.1$Linux_X86_64 LibreOffice_project/f7f06a8f319e4b62f9bc5095aa112a65d2f3ac89</meta:generator>
    <meta:document-statistic meta:object-count="46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i>i</mi>
      <mo stretchy="false">−</mo>
      <mn>1</mn>
    </mrow>
    <annotation encoding="StarMath 5.0">i-1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i>i</mi>
      <mo stretchy="false">+</mo>
      <mn>1</mn>
    </mrow>
    <annotation encoding="StarMath 5.0">i+1</annotation>
  </semantics>
</math>
</file>

<file path=Object 7/content.xml><?xml version="1.0" encoding="utf-8"?>
<math xmlns="http://www.w3.org/1998/Math/MathML" display="block">
  <semantics>
    <mrow>
      <mi>u</mi>
      <mi mathvariant="normal">Δ</mi>
      <mi>t</mi>
    </mrow>
    <annotation encoding="StarMath 5.0">u %DELTA t  </annotation>
  </semantics>
</math>
</file>

<file path=Object 8/content.xml><?xml version="1.0" encoding="utf-8"?>
<math xmlns="http://www.w3.org/1998/Math/MathML" display="block">
  <semantics>
    <mtable>
      <mtr>
        <mtd>
          <mi mathvariant="italic">Característica</mi>
        </mtd>
      </mtr>
      <mtr>
        <mtd>
          <mrow>
            <mfrac>
              <mi mathvariant="italic">dx</mi>
              <mi mathvariant="italic">dt</mi>
            </mfrac>
            <mo stretchy="false">=</mo>
            <mi>u</mi>
          </mrow>
        </mtd>
      </mtr>
    </mtable>
    <annotation encoding="StarMath 5.0">Característica newline 
{dx} over {dt} = u 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